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177" officeooo:paragraph-rsid="00170177"/>
    </style:style>
    <style:style style:name="P2" style:family="paragraph" style:parent-style-name="Standard">
      <style:paragraph-properties fo:text-align="start" style:justify-single-word="false"/>
      <style:text-properties officeooo:rsid="00170177" officeooo:paragraph-rsid="00170177"/>
    </style:style>
    <style:style style:name="P3" style:family="paragraph" style:parent-style-name="Standard">
      <style:paragraph-properties fo:text-align="start" style:justify-single-word="false"/>
      <style:text-properties officeooo:rsid="00183121" officeooo:paragraph-rsid="00183121"/>
    </style:style>
    <style:style style:name="P4" style:family="paragraph" style:parent-style-name="Standard">
      <style:paragraph-properties fo:text-align="start" style:justify-single-word="false"/>
      <style:text-properties officeooo:paragraph-rsid="00183121"/>
    </style:style>
    <style:style style:name="T1" style:family="text">
      <style:text-properties officeooo:rsid="0017017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B December bank holiday</text:p>
      <text:p text:style-name="P1"/>
      <text:p text:style-name="P2">LOAN(<text:span text:style-name="T2">CodeL</text:span>, interestRate)</text:p>
      <text:p text:style-name="P2">GUARANTOR(<text:span text:style-name="T2">DNI,</text:span><text:span text:style-name="T3"> NameBank</text:span>)</text:p>
      <text:p text:style-name="P2">PERMANENT-EMPLOYEE(<text:span text:style-name="T2">CodeE,</text:span><text:span text:style-name="T3"> yearsOfExp</text:span>)</text:p>
      <text:p text:style-name="P2"><text:tab/>on {codeE} referencia EMPLOYEE</text:p>
      <text:p text:style-name="P3">TEMPORAL-EMPLYEE(CodeE, ContractType)</text:p>
      <text:p text:style-name="P3"><text:tab/><text:span text:style-name="T1">on {codeE} referencia EMPLOYEE</text:span> </text:p>
      <text:p text:style-name="P2">REQUEST(<text:span text:style-name="T2">CodeE, CodeL,</text:span> DNI, Granted)</text:p>
      <text:p text:style-name="P2"><text:tab/>on {CodeL} referencia LOAN</text:p>
      <text:p text:style-name="P2"><text:tab/>i {CodeE} referencia PERMANENT-EMPLOYEE</text:p>
      <text:p text:style-name="P2">EMPLOYEE(<text:span text:style-name="T2">CodeE</text:span>, DNI, CodeLU)</text:p>
      <text:p text:style-name="P2"><text:tab/>on {CodeLU} referencia LABUNION</text:p>
      <text:p text:style-name="P2">LABUNION(<text:span text:style-name="T2">CodeLU</text:span>, Fee)</text:p>
      <text:p text:style-name="P2">DEGREE(<text:span text:style-name="T2">DegName</text:span>)</text:p>
      <text:p text:style-name="P2">EMPLOYEE-DEGREE(<text:span text:style-name="T2">CodeE, DegName</text:span>)</text:p>
      <text:p text:style-name="P2"><text:tab/>on {CodeE} referencia EMPLOYEE</text:p>
      <text:p text:style-name="P2"><text:tab/>i {DegName} referencia DEGREE</text:p>
      <text:p text:style-name="P2">CITY(<text:span text:style-name="T2">CityName</text:span><text:span text:style-name="T3">, NumInHabitant</text:span>)</text:p>
      <text:p text:style-name="P2">AGENCY(<text:span text:style-name="T2">AgName</text:span><text:span text:style-name="T3">,</text:span><text:span text:style-name="T2"> CityName,</text:span><text:span text:style-name="T3"> PhoneN</text:span>)</text:p>
      <text:p text:style-name="P2"><text:tab/>on {CityName} referencia CITY</text:p>
      <text:p text:style-name="P4">DATA(<text:span text:style-name="T2">DataIni</text:span>)</text:p>
      <text:p text:style-name="P3">MOVE-TO(<text:span text:style-name="T2">CodeE, CityName, AgName, DateIni</text:span><text:span text:style-name="T3">, DataEnd</text:span>)</text:p>
      <text:p text:style-name="P3"><text:tab/>on {CodeE} referencia EMPLOYEE,</text:p>
      <text:p text:style-name="P3"><text:tab/>{CityName} referencia CITY,</text:p>
      <text:p text:style-name="P3"><text:tab/>{AgName} referencia AGENCY</text:p>
      <text:p text:style-name="P3"><text:tab/>i {DataIni} referencia DATA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0:17:08.717495989</meta:creation-date>
    <dc:date>2020-12-11T10:33:29.564962320</dc:date>
    <meta:editing-duration>PT6M</meta:editing-duration>
    <meta:editing-cycles>1</meta:editing-cycles>
    <meta:document-statistic meta:table-count="0" meta:image-count="0" meta:object-count="0" meta:page-count="1" meta:paragraph-count="26" meta:word-count="81" meta:character-count="769" meta:non-whitespace-character-count="701"/>
    <meta:generator>LibreOffice/6.4.3.2$Linux_X86_64 LibreOffice_project/40$Build-2</meta:generator>
  </office:meta>
</office:document-meta>
</file>